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/>
      <style:text-properties officeooo:rsid="000bce97" officeooo:paragraph-rsid="000bce97"/>
    </style:style>
    <style:style style:name="P2" style:family="paragraph" style:parent-style-name="Standard" style:list-style-name="L1">
      <style:paragraph-properties fo:margin-top="0.101cm" fo:margin-bottom="0.101cm" style:contextual-spacing="false"/>
      <style:text-properties officeooo:rsid="000bce97" officeooo:paragraph-rsid="000bce97"/>
    </style:style>
    <style:style style:name="P3" style:family="paragraph" style:parent-style-name="Standard" style:list-style-name="L1">
      <style:paragraph-properties fo:margin-top="0.101cm" fo:margin-bottom="0.101cm" style:contextual-spacing="false"/>
      <style:text-properties officeooo:rsid="000bce97" officeooo:paragraph-rsid="001108cd"/>
    </style:style>
    <style:style style:name="P4" style:family="paragraph" style:parent-style-name="Standard" style:list-style-name="L1">
      <style:paragraph-properties fo:margin-top="0.101cm" fo:margin-bottom="0.101cm" style:contextual-spacing="false"/>
      <style:text-properties officeooo:rsid="000c830e" officeooo:paragraph-rsid="000c830e"/>
    </style:style>
    <style:style style:name="P5" style:family="paragraph" style:parent-style-name="Standard" style:list-style-name="L1">
      <style:paragraph-properties fo:margin-top="0.101cm" fo:margin-bottom="0.101cm" style:contextual-spacing="false"/>
      <style:text-properties officeooo:rsid="000be8d4" officeooo:paragraph-rsid="000be8d4"/>
    </style:style>
    <style:style style:name="P6" style:family="paragraph" style:parent-style-name="Standard" style:list-style-name="L1">
      <style:paragraph-properties fo:margin-top="0.101cm" fo:margin-bottom="0.101cm" style:contextual-spacing="false"/>
      <style:text-properties officeooo:rsid="0013395a" officeooo:paragraph-rsid="0013395a"/>
    </style:style>
    <style:style style:name="T1" style:family="text">
      <style:text-properties officeooo:rsid="000d9e15"/>
    </style:style>
    <style:style style:name="T2" style:family="text">
      <style:text-properties officeooo:rsid="0011b08c"/>
    </style:style>
    <style:style style:name="T3" style:family="text">
      <style:text-properties officeooo:rsid="0012ea85"/>
    </style:style>
    <style:style style:name="T4" style:family="text">
      <style:text-properties officeooo:rsid="001339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servaciones</text:p>
      <text:list xml:id="list353642350" text:style-name="L1">
        <text:list-item>
          <text:p text:style-name="P2">El alfabeto ingresado no tiene espacios</text:p>
        </text:list-item>
        <text:list-item>
          <text:p text:style-name="P3">Caracteres <text:span text:style-name="T4">para las exp. regs.:</text:span> <text:span text:style-name="T4">[ ]</text:span> | . * <text:span text:style-name="T2">+ </text:span>? ( ) <text:s/><text:span text:style-name="T1">E</text:span></text:p>
        </text:list-item>
        <text:list-item>
          <text:p text:style-name="P4">Definición de la expresión regular sin espacios</text:p>
        </text:list-item>
        <text:list-item>
          <text:p text:style-name="P5">La cadena de entrada es una línea donde los lexemas están separados por espacios</text:p>
        </text:list-item>
        <text:list-item>
          <text:p text:style-name="P6">Clase de caracteres sencillo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P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P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01T20:00:27.475000000</dc:date>
    <meta:editing-duration>PT1H46M12S</meta:editing-duration>
    <meta:editing-cycles>9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6" meta:word-count="52" meta:character-count="265" meta:non-whitespace-character-count="223"/>
  </office:meta>
</office:document-meta>
</file>